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swiss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Noto Sans" officeooo:paragraph-rsid="000dfb11"/>
    </style:style>
    <style:style style:name="P2" style:family="paragraph" style:parent-style-name="Standard">
      <style:text-properties style:font-name="Noto Sans" fo:font-weight="bold" officeooo:paragraph-rsid="000dfb11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Noto Sans" fo:font-style="italic" style:text-underline-style="solid" style:text-underline-width="auto" style:text-underline-color="font-color" fo:font-weight="bold" officeooo:paragraph-rsid="000dfb11" style:font-style-asian="italic" style:font-weight-asian="bold" style:font-style-complex="italic" style:font-weight-complex="bold"/>
    </style:style>
    <style:style style:name="P4" style:family="paragraph" style:parent-style-name="Standard">
      <style:text-properties style:font-name="Noto Sans" officeooo:paragraph-rsid="0010cda3"/>
    </style:style>
    <style:style style:name="P5" style:family="paragraph" style:parent-style-name="Standard">
      <style:text-properties style:font-name="Noto Sans" fo:font-weight="bold" officeooo:paragraph-rsid="000dfb11" style:font-weight-asian="bold" style:font-weight-complex="bold"/>
    </style:style>
    <style:style style:name="P6" style:family="paragraph" style:parent-style-name="Standard">
      <style:text-properties style:font-name="Noto Sans" officeooo:paragraph-rsid="0012404a"/>
    </style:style>
    <style:style style:name="P7" style:family="paragraph" style:parent-style-name="Standard">
      <style:text-properties style:font-name="Noto Sans" officeooo:paragraph-rsid="001d2ac1"/>
    </style:style>
    <style:style style:name="P8" style:family="paragraph" style:parent-style-name="Standard">
      <style:text-properties style:font-name="Noto Sans" officeooo:paragraph-rsid="002429c5"/>
    </style:style>
    <style:style style:name="P9" style:family="paragraph" style:parent-style-name="Standard">
      <style:text-properties style:font-name="Noto Sans" officeooo:paragraph-rsid="00246b7a"/>
    </style:style>
    <style:style style:name="P10" style:family="paragraph" style:parent-style-name="Standard">
      <style:text-properties style:font-name="Noto Sans" officeooo:paragraph-rsid="0027ed3f"/>
    </style:style>
    <style:style style:name="P11" style:family="paragraph" style:parent-style-name="Standard">
      <style:text-properties style:font-name="Noto Sans" officeooo:paragraph-rsid="002cd43b"/>
    </style:style>
    <style:style style:name="P12" style:family="paragraph" style:parent-style-name="Standard">
      <style:text-properties style:font-name="Noto Sans" officeooo:paragraph-rsid="0036a6fe"/>
    </style:style>
    <style:style style:name="P13" style:family="paragraph" style:parent-style-name="Standard">
      <style:text-properties style:font-name="Noto Sans" officeooo:paragraph-rsid="003a1a37"/>
    </style:style>
    <style:style style:name="P14" style:family="paragraph" style:parent-style-name="Standard">
      <style:text-properties style:font-name="Noto Sans" officeooo:paragraph-rsid="003f01f6"/>
    </style:style>
    <style:style style:name="P15" style:family="paragraph" style:parent-style-name="Standard">
      <style:text-properties style:font-name="Noto Sans" officeooo:paragraph-rsid="003f10de"/>
    </style:style>
    <style:style style:name="P16" style:family="paragraph" style:parent-style-name="Standard">
      <style:text-properties style:font-name="Noto Sans" officeooo:paragraph-rsid="004a2210"/>
    </style:style>
    <style:style style:name="P17" style:family="paragraph" style:parent-style-name="Standard">
      <style:text-properties style:font-name="Noto Sans" style:text-underline-style="none" officeooo:paragraph-rsid="00587627"/>
    </style:style>
    <style:style style:name="P18" style:family="paragraph" style:parent-style-name="Standard">
      <style:text-properties style:font-name="Noto Sans" officeooo:paragraph-rsid="000dfb11"/>
    </style:style>
    <style:style style:name="P19" style:family="paragraph" style:parent-style-name="Standard">
      <style:text-properties style:font-name="Noto Sans" officeooo:paragraph-rsid="005b4e29"/>
    </style:style>
    <style:style style:name="P20" style:family="paragraph" style:parent-style-name="Standard">
      <style:text-properties style:font-name="Noto Sans" officeooo:paragraph-rsid="006177b6"/>
    </style:style>
    <style:style style:name="P21" style:family="paragraph" style:parent-style-name="Standard">
      <style:text-properties style:font-name="Noto Sans" officeooo:paragraph-rsid="0066c1e1"/>
    </style:style>
    <style:style style:name="P22" style:family="paragraph" style:parent-style-name="Standard">
      <style:text-properties style:font-name="Noto Sans" officeooo:paragraph-rsid="0069b373"/>
    </style:style>
    <style:style style:name="P23" style:family="paragraph" style:parent-style-name="Standard">
      <style:text-properties style:font-name="Noto Sans" officeooo:paragraph-rsid="007454eb"/>
    </style:style>
    <style:style style:name="P24" style:family="paragraph" style:parent-style-name="Standard">
      <style:text-properties style:font-name="Noto Sans" officeooo:paragraph-rsid="0075a54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dfb11" style:font-weight-asian="bold" style:font-weight-complex="bold"/>
    </style:style>
    <style:style style:name="T3" style:family="text">
      <style:text-properties style:font-name="Noto Sans"/>
    </style:style>
    <style:style style:name="T4" style:family="text">
      <style:text-properties officeooo:rsid="00150db5"/>
    </style:style>
    <style:style style:name="T5" style:family="text">
      <style:text-properties officeooo:rsid="0019175f"/>
    </style:style>
    <style:style style:name="T6" style:family="text">
      <style:text-properties officeooo:rsid="001ba1b7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1ba1b7" style:font-style-asian="italic" style:font-style-complex="italic"/>
    </style:style>
    <style:style style:name="T9" style:family="text">
      <style:text-properties fo:font-style="italic" officeooo:rsid="002429c5" style:font-style-asian="italic" style:font-style-complex="italic"/>
    </style:style>
    <style:style style:name="T10" style:family="text">
      <style:text-properties fo:font-style="normal" officeooo:rsid="001ba1b7" style:font-style-asian="normal" style:font-style-complex="normal"/>
    </style:style>
    <style:style style:name="T11" style:family="text">
      <style:text-properties fo:font-style="normal" officeooo:rsid="001c7c21" style:font-style-asian="normal" style:font-style-complex="normal"/>
    </style:style>
    <style:style style:name="T12" style:family="text">
      <style:text-properties fo:font-style="normal" officeooo:rsid="001d2ac1" style:font-style-asian="normal" style:font-style-complex="normal"/>
    </style:style>
    <style:style style:name="T13" style:family="text">
      <style:text-properties fo:font-style="normal" officeooo:rsid="001e6b69" style:font-style-asian="normal" style:font-style-complex="normal"/>
    </style:style>
    <style:style style:name="T14" style:family="text">
      <style:text-properties fo:font-style="normal" officeooo:rsid="001f5ffa" style:font-style-asian="normal" style:font-style-complex="normal"/>
    </style:style>
    <style:style style:name="T15" style:family="text">
      <style:text-properties fo:font-style="normal" officeooo:rsid="002158bb" style:font-style-asian="normal" style:font-style-complex="normal"/>
    </style:style>
    <style:style style:name="T16" style:family="text">
      <style:text-properties fo:font-style="normal" officeooo:rsid="002214f0" style:font-style-asian="normal" style:font-style-complex="normal"/>
    </style:style>
    <style:style style:name="T17" style:family="text">
      <style:text-properties fo:font-style="normal" officeooo:rsid="002429c5" style:font-style-asian="normal" style:font-style-complex="normal"/>
    </style:style>
    <style:style style:name="T18" style:family="text">
      <style:text-properties fo:font-style="normal" fo:font-weight="normal" officeooo:rsid="001ba1b7" style:font-style-asian="normal" style:font-weight-asian="normal" style:font-style-complex="normal" style:font-weight-complex="normal"/>
    </style:style>
    <style:style style:name="T19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20" style:family="text">
      <style:text-properties officeooo:rsid="001d2ac1"/>
    </style:style>
    <style:style style:name="T21" style:family="text">
      <style:text-properties officeooo:rsid="002214f0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1ba1b7" style:font-weight-asian="normal" style:font-weight-complex="normal"/>
    </style:style>
    <style:style style:name="T24" style:family="text">
      <style:text-properties officeooo:rsid="0027ed3f"/>
    </style:style>
    <style:style style:name="T25" style:family="text">
      <style:text-properties officeooo:rsid="00285f71"/>
    </style:style>
    <style:style style:name="T26" style:family="text">
      <style:text-properties officeooo:rsid="00293f4d"/>
    </style:style>
    <style:style style:name="T27" style:family="text">
      <style:text-properties officeooo:rsid="002996f3"/>
    </style:style>
    <style:style style:name="T28" style:family="text">
      <style:text-properties officeooo:rsid="002b845e"/>
    </style:style>
    <style:style style:name="T29" style:family="text">
      <style:text-properties officeooo:rsid="002cd43b"/>
    </style:style>
    <style:style style:name="T30" style:family="text">
      <style:text-properties officeooo:rsid="002e411e"/>
    </style:style>
    <style:style style:name="T31" style:family="text">
      <style:text-properties officeooo:rsid="0036a6fe"/>
    </style:style>
    <style:style style:name="T32" style:family="text">
      <style:text-properties officeooo:rsid="00389d48"/>
    </style:style>
    <style:style style:name="T33" style:family="text">
      <style:text-properties officeooo:rsid="003b3272"/>
    </style:style>
    <style:style style:name="T34" style:family="text">
      <style:text-properties officeooo:rsid="0041fcb6"/>
    </style:style>
    <style:style style:name="T35" style:family="text">
      <style:text-properties style:text-underline-style="solid" style:text-underline-width="auto" style:text-underline-color="font-color" officeooo:rsid="00285f71"/>
    </style:style>
    <style:style style:name="T36" style:family="text">
      <style:text-properties style:text-underline-style="solid" style:text-underline-width="auto" style:text-underline-color="font-color" officeooo:rsid="004a2210"/>
    </style:style>
    <style:style style:name="T37" style:family="text">
      <style:text-properties style:text-underline-style="solid" style:text-underline-width="auto" style:text-underline-color="font-color" officeooo:rsid="005a9893"/>
    </style:style>
    <style:style style:name="T38" style:family="text">
      <style:text-properties style:text-underline-style="solid" style:text-underline-width="auto" style:text-underline-color="font-color" officeooo:rsid="005b4e29"/>
    </style:style>
    <style:style style:name="T39" style:family="text">
      <style:text-properties style:text-underline-style="solid" style:text-underline-width="auto" style:text-underline-color="font-color" officeooo:rsid="0062cc40"/>
    </style:style>
    <style:style style:name="T40" style:family="text">
      <style:text-properties style:text-underline-style="solid" style:text-underline-width="auto" style:text-underline-color="font-color" officeooo:rsid="0066c1e1"/>
    </style:style>
    <style:style style:name="T41" style:family="text">
      <style:text-properties officeooo:rsid="004bdefa"/>
    </style:style>
    <style:style style:name="T42" style:family="text">
      <style:text-properties officeooo:rsid="004dcbf1"/>
    </style:style>
    <style:style style:name="T43" style:family="text">
      <style:text-properties officeooo:rsid="00502b48"/>
    </style:style>
    <style:style style:name="T44" style:family="text">
      <style:text-properties officeooo:rsid="00594641"/>
    </style:style>
    <style:style style:name="T45" style:family="text">
      <style:text-properties officeooo:rsid="005a9893"/>
    </style:style>
    <style:style style:name="T46" style:family="text">
      <style:text-properties officeooo:rsid="005c79da"/>
    </style:style>
    <style:style style:name="T47" style:family="text">
      <style:text-properties officeooo:rsid="006177b6"/>
    </style:style>
    <style:style style:name="T48" style:family="text">
      <style:text-properties officeooo:rsid="0062cc40"/>
    </style:style>
    <style:style style:name="T49" style:family="text">
      <style:text-properties officeooo:rsid="0062e63c"/>
    </style:style>
    <style:style style:name="T50" style:family="text">
      <style:text-properties officeooo:rsid="006448ab"/>
    </style:style>
    <style:style style:name="T51" style:family="text">
      <style:text-properties officeooo:rsid="00655f64"/>
    </style:style>
    <style:style style:name="T52" style:family="text">
      <style:text-properties officeooo:rsid="0066c1e1"/>
    </style:style>
    <style:style style:name="T53" style:family="text">
      <style:text-properties officeooo:rsid="00674494"/>
    </style:style>
    <style:style style:name="T54" style:family="text">
      <style:text-properties officeooo:rsid="006d4976"/>
    </style:style>
    <style:style style:name="T55" style:family="text">
      <style:text-properties officeooo:rsid="006ef084"/>
    </style:style>
    <style:style style:name="T56" style:family="text">
      <style:text-properties officeooo:rsid="0071efe4"/>
    </style:style>
    <style:style style:name="T57" style:family="text">
      <style:text-properties officeooo:rsid="0072d08b"/>
    </style:style>
    <style:style style:name="T58" style:family="text">
      <style:text-properties officeooo:rsid="007454eb"/>
    </style:style>
    <style:style style:name="T59" style:family="text">
      <style:text-properties officeooo:rsid="0075057e"/>
    </style:style>
    <style:style style:name="T60" style:family="text">
      <style:text-properties officeooo:rsid="0076522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Zpracování četby (písemně)</text:p>
      <text:p text:style-name="P1"/>
      <text:p text:style-name="P1"/>
      <text:p text:style-name="P6"><text:span text:style-name="T1">Název</text:span> <text:span text:style-name="T1">díla</text:span> (popř. podtitul), nakladatelství, místo a rok vydáni, překladatel, ilustrátor aj.</text:p>
      <text:p text:style-name="P6"><text:span text:style-name="T22"><text:s text:c="4"/>• </text:span>Lakomec, <text:span text:style-name="T4">nakladatelství Mladá fronta, vydáno v Paříži v divadle Palais Royal 1667, přeložil E. A. Saudek</text:span></text:p>
      <text:p text:style-name="P1"/>
      <text:p text:style-name="P6"><text:span text:style-name="T1">Autor</text:span> - základní informace o spisovateli (zařadit do období a k národní literatuře, upřednostnit ty životopisné údaje, které ovlivnily autorovu tvorbu, detailněji zmínit okolnosti vzniku díla, zařadit do kontextu literatury i autorovy tvorby…)</text:p>
      <text:p text:style-name="P7"><text:span text:style-name="T22"><text:s text:c="4"/>•</text:span> Jean-Baptiste Poquelin <text:span text:style-name="T5">(Moliére) </text:span><text:span text:style-name="T6">se narodil 15. ledna 1622 v Paří</text:span><text:span text:style-name="T21">ž</text:span><text:span text:style-name="T6">i a zemřel 17. února 1673, byl francouz</text:span><text:span text:style-name="T20">s</text:span><text:span text:style-name="T6">ký herec, spisovatel a dramatik v období klasicismu</text:span></text:p>
      <text:p text:style-name="P7"><text:span text:style-name="T23"><text:s text:c="4"/>•</text:span><text:span text:style-name="T6"> </text:span><text:span text:style-name="T20">K okolnostem tohoto díla: </text:span><text:span text:style-name="T6">Moliére se inspiroval dílem </text:span><text:span text:style-name="T8">Komedie o hrnci </text:span><text:span text:style-name="T10">(o Plautus</text:span><text:span text:style-name="T11">e</text:span><text:span text:style-name="T10"> Titus</text:span><text:span text:style-name="T11">e</text:span><text:span text:style-name="T10"> Maccius</text:span><text:span text:style-name="T11">e</text:span><text:span text:style-name="T10">)</text:span></text:p>
      <text:p text:style-name="P8"><text:span text:style-name="T18"><text:s text:c="4"/>•</text:span><text:span text:style-name="T10"> </text:span><text:span text:style-name="T12">Ve své době nebyla hra příliš úspěšná, protože svými názory předstihla </text:span><text:span text:style-name="T14">svou </text:span><text:span text:style-name="T12">dobu; </text:span><text:span text:style-name="T14">aktuálně </text:span><text:span text:style-name="T12">se jedná o jednu z </text:span><text:span text:style-name="T14">nejvíc</text:span><text:span text:style-name="T15">e</text:span><text:span text:style-name="T14"> oblíbených a hraných </text:span><text:span text:style-name="T16">francouzských </text:span><text:span text:style-name="T12">komedií </text:span></text:p>
      <text:p text:style-name="P8"><text:span text:style-name="T18"><text:s text:c="4"/>•</text:span><text:span text:style-name="T10"> </text:span><text:span text:style-name="T14">Dílo bylo </text:span><text:span text:style-name="T13">také několikrát zfilmován</text:span><text:span text:style-name="T14">o </text:span><text:span text:style-name="T13">(L’ Avare)</text:span></text:p>
      <text:p text:style-name="P9"><text:span text:style-name="T18"><text:s text:c="4"/>•</text:span><text:span text:style-name="T10"> </text:span><text:span text:style-name="T17">Mezi jeho další díla patří například </text:span><text:span text:style-name="T9">Sňatek z donucení</text:span><text:span text:style-name="T17">, </text:span><text:span text:style-name="T9">Zamilovaný</text:span><text:span text:style-name="T17"> </text:span><text:span text:style-name="T9">doktor</text:span><text:span text:style-name="T17">, </text:span><text:span text:style-name="T9">Potřeštěnec</text:span><text:span text:style-name="T17">, </text:span><text:span text:style-name="T9">Protivové</text:span><text:span text:style-name="T17">, ...</text:span></text:p>
      <text:p text:style-name="P1"/>
      <text:p text:style-name="P2">Literární druh, žánr</text:p>
      <text:p text:style-name="P10"><text:s text:c="4"/>• <text:span text:style-name="T24">lit. forma: próza</text:span></text:p>
      <text:p text:style-name="P10"><text:s text:c="4"/>• <text:span text:style-name="T24">lit. druh: drama</text:span></text:p>
      <text:p text:style-name="P10"><text:s text:c="4"/>• <text:span text:style-name="T24">lit. žánr: charakterní, komedie</text:span></text:p>
      <text:p text:style-name="P1"/>
      <text:p text:style-name="P2">Námět, téma, motiv</text:p>
      <text:p text:style-name="P6"><text:s text:c="4"/>• <text:span text:style-name="T35">námět</text:span><text:span text:style-name="T25">: </text:span><text:span text:style-name="T26">Moliére chce dokázat, jak peníze deformují lidské vztahy; kritika chamtivosti a touhy po penězích</text:span></text:p>
      <text:p text:style-name="P16"><text:s text:c="4"/>• <text:span text:style-name="T36">téma</text:span><text:span text:style-name="T25">: </text:span><text:span text:style-name="T42">láska lichváře </text:span><text:span text:style-name="T25">Harpagon</text:span><text:span text:style-name="T42">a</text:span><text:span text:style-name="T25"> k penězům, kter</text:span><text:span text:style-name="T42">é má rád </text:span><text:span text:style-name="T25">nadevše a to i nad </text:span><text:span text:style-name="T43">svou</text:span><text:span text:style-name="T25"> rodinou</text:span></text:p>
      <text:p text:style-name="P16"><text:s text:c="4"/>• <text:span text:style-name="T36">motiv</text:span><text:span text:style-name="T25">: zaslepená touha po bohatství; </text:span><text:span text:style-name="T41">vysmívání se</text:span><text:span text:style-name="T25"> lidské chamtivosti</text:span></text:p>
      <text:p text:style-name="P1"/>
      <text:p text:style-name="P1">Časoprostor - <text:span text:style-name="T1">místo a doba děje</text:span></text:p>
      <text:p text:style-name="P23"><text:s text:c="4"/>• <text:span text:style-name="T27">Paříž ve Francii; 1670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text:span text:style-name="T1">Stručný děj</text:span></text:p>
      <text:p text:style-name="P24"><text:s text:c="4"/>• Harpagon žije s dětmi Kleantem a Eliškou a je známý svou lakomostí. Chce se oženit s Marianou, kterou však miluje jeho syn Kleant. Harpagon <text:span text:style-name="T58">ale</text:span> plánuje oženit Kleanta se starou vdovou a Elišku provdat za bohatého, ale starého Anselma, <text:span text:style-name="T58">ale</text:span> Eliška miluje Anselmova <text:span text:style-name="T59">(</text:span>syna Valeria<text:span text:style-name="T59">)</text:span>. Kleantův sluha najde Harpagonův ukrytý poklad, což přivede Harpagona k podezření a vyšetřování, během <text:span text:style-name="T60">toho</text:span> zjistí, že Eliška se zasnoubila s Valeriem. Po odhalení pravdy a vrácení pokladu Harpagon souhlasí se svatbami svých dětí s jejich vyvolenými.</text:p>
      <text:p text:style-name="P1"/>
      <text:p text:style-name="P1"><text:span text:style-name="T1">Kompoziční výstavba</text:span>:stavba díla, členění (prolog, epilog, kapitoly, dějství...); chronologická/ retrospektivní/ rámcová/ paralelní/ řetězová</text:p>
      <text:p text:style-name="P1"><text:s text:c="4"/>• <text:span text:style-name="T28">5 dějství; chronologicky členěno; vypravěč nezasahuje do díla</text:span></text:p>
      <text:p text:style-name="P1"/>
      <text:p text:style-name="P4"><text:span text:style-name="T1">Vypravěč</text:span>/ lyrický subjekt</text:p>
      <text:p text:style-name="P11"><text:s text:c="4"/>• <text:span text:style-name="T29">Nemůžeme určit </text:span><text:span text:style-name="T30">přesně</text:span><text:span text:style-name="T29"> vypravěče, </text:span><text:span text:style-name="T30">protože</text:span><text:span text:style-name="T29"> divadelní hra je určená k předvádění na jevišti a příběh se tedy vypráví pomocí dialogů </text:span><text:span text:style-name="T44">(posouvá děj a zvyšuje napětí) </text:span><text:span text:style-name="T29">a monologů </text:span><text:span text:style-name="T44">(myšlenky a pocity postav)</text:span></text:p>
      <text:p text:style-name="P4"/>
      <text:p text:style-name="P12"><text:span text:style-name="T1">Postavy</text:span> a jejich charakteristika</text:p>
      <text:p text:style-name="P13"><text:s text:c="4"/>• <text:span text:style-name="T19">Harpagon</text:span>: lichvář, který je pro své peníze <text:span text:style-name="T31">je schopný </text:span>obětovat cokoli<text:span text:style-name="T32">v</text:span></text:p>
      <text:p text:style-name="P13"><text:s text:c="4"/>• <text:span text:style-name="T19">Eliška</text:span>: Harpagonova dcera, která miluje Valéra</text:p>
      <text:p text:style-name="P15"><text:s text:c="4"/>• <text:span text:style-name="T19">Kleantes</text:span>: Harpagonův syn, který je <text:span text:style-name="T33">pravý opak</text:span> <text:span text:style-name="T33">jeho otce a je </text:span>zamilovaný do Mariany</text:p>
      <text:p text:style-name="P15"><text:s text:c="4"/>• <text:span text:style-name="T19">Mariana</text:span>: <text:span text:style-name="T34">dívky, která miluje</text:span> Kleanta proto jaký je</text:p>
      <text:p text:style-name="P14"><text:s text:c="4"/>• <text:span text:style-name="T19">Valér</text:span>: sluha Harpagona, který miluje Elišku</text:p>
      <text:p text:style-name="P1"/>
      <text:p text:style-name="P1"><text:span text:style-name="T1">Vyprávěcí způsoby </text:span>(ich-forma, er-forma)</text:p>
      <text:p text:style-name="P17"><text:s text:c="4"/>• <text:s/><text:span text:style-name="T51">E</text:span>r-forma</text:p>
      <text:p text:style-name="P1"/>
      <text:p text:style-name="P1"><text:span text:style-name="T1">Typy</text:span> <text:span text:style-name="T1">promluv</text:span> (řeč přímá, nepřímá, nevlastní přímá, polopřímá)</text:p>
      <text:p text:style-name="P1"><text:s text:c="4"/>• přímá řeč</text:p>
      <text:p text:style-name="P1"/>
      <text:p text:style-name="P1"><text:span text:style-name="T2">V</text:span><text:span text:style-name="T1">eršová</text:span> <text:span text:style-name="T1">výstavba</text:span></text:p>
      <text:p text:style-name="P1"><text:s text:c="4"/>• <text:span text:style-name="T44">Dílo je napsáno prózou</text:span></text:p>
      <text:p text:style-name="P1"/>
      <text:p text:style-name="P1"><text:span text:style-name="T1">Jazykové</text:span> <text:span text:style-name="T1">prostředky</text:span> (spisovný, nespisovný, slang, nářečí, odborná slova, citově zabarvená slova, knižní výrazy, poetismy, rčení, přísloví, citace, cizojazyčné výrazy...) <text:span text:style-name="T1">a jejich funkce</text:span></text:p>
      <text:p text:style-name="P1"><text:s text:c="4"/>• <text:span text:style-name="T38">S</text:span><text:span text:style-name="T37">pisovný jazyk</text:span><text:span text:style-name="T45">, </text:span><text:span text:style-name="T37">nespisovný jazyk</text:span><text:span text:style-name="T45"> (ve vyhrocených situací), </text:span><text:span text:style-name="T37">citově zabarvená slova</text:span><text:span text:style-name="T45"> (Harpagon často používá negativně zabarvená slova, která vyjadřují jeho chamtivost a podezíravost)</text:span></text:p>
      <text:p text:style-name="P1"/>
      <text:p text:style-name="P1"/>
      <text:p text:style-name="P19"><text:soft-page-break/><text:s text:c="4"/>• Tyto prostředky slouží k tomu, aby vykreslily charaktery postav a vztahy mezi nimi; Harpagon, hlavní postava, používá často přísný, sobecký a vypočítavý jazyk, což zdůrazňuje jeho lakotu <text:span text:style-name="T46">(přehnaná snaha hromadit majetek a peníze bez ohledu na potřeby druhých)</text:span></text:p>
      <text:p text:style-name="P1"/>
      <text:p text:style-name="P2">Tropy a figury</text:p>
      <text:p text:style-name="P1"><text:s text:c="4"/>• <text:span text:style-name="T39">T.</text:span><text:span text:style-name="T48">: </text:span><text:span text:style-name="T47">ironie, metafora, hyperbola, synekdocha</text:span></text:p>
      <text:p text:style-name="P20"><text:s text:c="4"/>• <text:span text:style-name="T39">F.</text:span><text:span text:style-name="T48">: </text:span><text:span text:style-name="T47">opakování, apostrofa, dialog, kontrast, komická přirovnání</text:span></text:p>
      <text:p text:style-name="P1"/>
      <text:p text:style-name="P1"><text:span text:style-name="T1">Hlavní myšlenka/y</text:span>, tedy co si odnášíte po přečtení knížky do života, autorův záměr (na co chce upozornit, co chce vzkázat, vyzdvihnout, před čím varuje…)</text:p>
      <text:p text:style-name="P1"><text:s text:c="4"/>• <text:span text:style-name="T53">Hlavní myšlenka: l</text:span><text:span text:style-name="T50">i</text:span><text:span text:style-name="T49">dské lakoty, sobectví a jak tyto vlastnosti negativně ovlivňujou vztahy mezi lidmi a celkově kvalita života</text:span></text:p>
      <text:p text:style-name="P1"/>
      <text:p text:style-name="P21"><text:s text:c="4"/>• <text:span text:style-name="T40">Autorův záměr</text:span><text:span text:style-name="T52">: přes tuto hru pobavit diváky, ale i upozornit na sociální a psychologické problémy, které jsou s chamtivostí a lakotou spojené; Lakomec je varováním před tím, co se stane, když si lidé postaví peníze a majetek nad lidské vztahy a hodnoty</text:span></text:p>
      <text:p text:style-name="P1"/>
      <text:p text:style-name="P1"><text:span text:style-name="T1">Vlastní</text:span> <text:span text:style-name="T1">hodnocení</text:span> <text:span text:style-name="T1">obsahu</text:span> <text:span text:style-name="T1">i formy díla</text:span> - co se líbilo, co méně, co vůbec, proč doporučit ostatním, případné srovnání knihy a divadelního představení nebo filmu</text:p>
      <text:p text:style-name="P1"><text:s text:c="4"/>• <text:span text:style-name="T54">Lakomec se mi celkem líbil, protože pobavil. </text:span><text:span text:style-name="T55">Děj je celkem krátký a dá se číst normálně (jakože se čte hezky a lehce), </text:span><text:span text:style-name="T57">přestože jsem se párkrát ztratil v ději</text:span></text:p>
      <text:p text:style-name="P1"/>
      <text:p text:style-name="P1"><text:span text:style-name="T1">Použitá literatura, použité zdroje</text:span> - knižní i internetové zdroje - abecedně podle příjmení autora, název díla, nakladatelství, místo a rok vydání, použité stránky</text:p>
      <text:p text:style-name="P22"><text:s text:c="4"/>• Studijni-svet.cz, Lakomec - rozbor. Dostupné z: <text:span text:style-name="T7">https://www.studijni-svet.cz/lakomec-rozbor/</text:span><text:line-break/> <text:s text:c="3"/>• Český-jazyk.cz, Molière: Lakomec. Dostupné z: <text:span text:style-name="T7">https://www.cesky-jazyk.cz/ctenarsky-denik/moliere/lakomec-33.html</text:span><text:line-break/> <text:s text:c="3"/>• Rozbor-dila.cz, Lakomec - rozbor díla k maturitě. Dostupné z: <text:span text:style-name="T7">https://rozbor-dila.cz/lakomec-rozbor-dila-k-maturite-10/</text:span><text:line-break/> <text:s text:c="3"/>• Studentino.cz, Molière - Lakomec. Dostupné z: <text:span text:style-name="T7">https://www.studentino.cz/ss/cj/3-moliere-lakomec-29572-p1.html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swiss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8T11:28:53.641000000</meta:creation-date>
    <dc:date>2024-09-18T13:12:36.605000000</dc:date>
    <meta:editing-duration>PT1H41M59S</meta:editing-duration>
    <meta:editing-cycles>69</meta:editing-cycles>
    <meta:generator>LibreOffice/7.6.4.1$Windows_X86_64 LibreOffice_project/e19e193f88cd6c0525a17fb7a176ed8e6a3e2aa1</meta:generator>
    <meta:document-statistic meta:table-count="0" meta:image-count="0" meta:object-count="0" meta:page-count="3" meta:paragraph-count="50" meta:word-count="747" meta:character-count="5281" meta:non-whitespace-character-count="4442"/>
  </office:meta>
</office:document-meta>
</file>